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1.6028in"/>
    </style:style>
    <style:style style:name="co3" style:family="table-column">
      <style:table-column-properties fo:break-before="auto" style:column-width="2.7602in"/>
    </style:style>
    <style:style style:name="co4" style:family="table-column">
      <style:table-column-properties fo:break-before="auto" style:column-width="2.4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511in"/>
    </style:style>
    <style:style style:name="co7" style:family="table-column">
      <style:table-column-properties fo:break-before="auto" style:column-width="1.7555in"/>
    </style:style>
    <style:style style:name="co8" style:family="table-column">
      <style:table-column-properties fo:break-before="auto" style:column-width="2.3583in"/>
    </style:style>
    <style:style style:name="co9" style:family="table-column">
      <style:table-column-properties fo:break-before="auto" style:column-width="2.2646in"/>
    </style:style>
    <style:style style:name="co10" style:family="table-column">
      <style:table-column-properties fo:break-before="auto" style:column-width="2.6335in"/>
    </style:style>
    <style:style style:name="co11" style:family="table-column">
      <style:table-column-properties fo:break-before="auto" style:column-width="2.0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7b59"/>
    </style:style>
    <style:style style:name="ce4" style:family="table-cell" style:parent-style-name="Default">
      <style:table-cell-properties fo:background-color="#81d41a" fo:border="0.74pt solid #000000"/>
    </style:style>
    <style:style style:name="ce5" style:family="table-cell" style:parent-style-name="Default">
      <style:table-cell-properties fo:border-bottom="0.74pt solid #000000" fo:background-color="#729fcf" fo:border-left="0.74pt solid #000000" fo:border-right="none" fo:border-top="0.74pt solid #000000"/>
    </style:style>
    <style:style style:name="ce6" style:family="table-cell" style:parent-style-name="Default">
      <style:table-cell-properties fo:border-bottom="0.74pt solid #000000" fo:background-color="#729fcf" fo:border-left="none" fo:border-right="none" fo:border-top="0.74pt solid #000000"/>
    </style:style>
    <style:style style:name="ce7" style:family="table-cell" style:parent-style-name="Default">
      <style:table-cell-properties fo:border-bottom="0.74pt solid #000000" fo:background-color="#729fcf" fo:border-left="none" fo:border-right="0.74pt solid #000000" fo:border-top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cccccc" fo:border="0.74pt solid #000000"/>
    </style:style>
    <style:style style:name="gr1" style:family="graphic">
      <style:graphic-properties svg:stroke-color="#ffff00" draw:fill-color="#ffffd7" draw:textarea-horizontal-align="justify" draw:textarea-vertical-align="middle" draw:auto-grow-height="false" fo:min-height="1.4224in" fo:min-width="1.5248in"/>
      <style:paragraph-properties fo:text-align="center"/>
    </style:style>
    <style:style style:name="gr2" style:family="graphic">
      <style:graphic-properties svg:stroke-color="#000000" draw:fill-color="#ffffa6" draw:textarea-horizontal-align="justify" draw:textarea-vertical-align="middle" draw:auto-grow-height="false" fo:min-height="0.5283in" fo:min-width="0.5283in"/>
      <style:paragraph-properties fo:text-align="center"/>
    </style:style>
    <style:style style:name="P1" style:family="paragraph">
      <loext:graphic-properties draw:fill-color="#ffffd7"/>
      <style:paragraph-properties fo:text-align="center"/>
    </style:style>
    <style:style style:name="P2" style:family="paragraph">
      <loext:graphic-properties draw:fill-color="#ffffa6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keholder analysi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Interests</text:p>
          </table:table-cell>
          <table:table-cell table:style-name="ce1" office:value-type="string" calcext:value-type="string">
            <text:p>Perceived problems</text:p>
          </table:table-cell>
          <table:table-cell table:style-name="ce1" office:value-type="string" calcext:value-type="string">
            <text:p>Mandates and resources</text:p>
          </table:table-cell>
        </table:table-row>
        <table:table-row table:style-name="ro1">
          <table:table-cell office:value-type="string" calcext:value-type="string">
            <text:p>Customers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Suppliers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Allied consultants</text:p>
          </table:table-cell>
          <table:table-cell table:style-name="ce2" table:number-columns-repeated="3"/>
        </table:table-row>
        <table:table-row table:style-name="ro1">
          <table:table-cell office:value-type="string" calcext:value-type="string">
            <text:p>Company staff</text:p>
          </table:table-cell>
          <table:table-cell table:style-name="ce2" table:number-columns-repeated="3"/>
        </table:table-row>
        <table:table-row table:style-name="ro1" table:number-rows-repeated="5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 table:number-columns-spanned="2" table:number-rows-spanned="1">
            <text:p>Interest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Customers</text:p>
          </table:table-cell>
          <table:table-cell table:style-name="ce2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Suppliers</text:p>
          </table:table-cell>
          <table:table-cell table:style-name="ce2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Allied consultants</text:p>
          </table:table-cell>
          <table:table-cell table:style-name="ce2" table:number-columns-spanned="2" table:number-rows-spanned="1"/>
          <table:covered-table-cell/>
          <table:table-cell/>
        </table:table-row>
        <table:table-row table:style-name="ro1">
          <table:table-cell office:value-type="string" calcext:value-type="string">
            <text:p>Company staff</text:p>
          </table:table-cell>
          <table:table-cell table:style-name="ce2" table:number-columns-spanned="2" table:number-rows-spanned="1"/>
          <table:covered-table-cell/>
          <table:table-cell/>
        </table:table-row>
      </table:table>
      <table:table table:name="The problem tree" table:style-name="ta1">
        <table:table-column table:style-name="co5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5"/>
          <table:table-cell table:style-name="ce6" table:number-columns-repeated="3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</table:table>
      <table:table table:name="The objective tree" table:style-name="ta1">
        <table:table-column table:style-name="co5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5"/>
          <table:table-cell table:style-name="ce6" table:number-columns-repeated="3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</table:table>
      <table:table table:name="Alternative analysis" table:style-name="ta1">
        <table:shapes>
          <draw:custom-shape draw:z-index="0" draw:name="Forma 1" draw:style-name="gr1" draw:text-style-name="P1" svg:width="2.5524in" svg:height="1.422in" svg:x="3.7106in" svg:y="2.6276in">
            <text:p/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custom-shape draw:z-index="1" draw:name="Forma 2" draw:style-name="gr2" draw:text-style-name="P2" svg:width="0.7472in" svg:height="0.7472in" svg:x="4.0744in" svg:y="2.396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5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3"/>
          <table:table-cell table:style-name="ce3"/>
          <table:table-cell table:number-columns-repeated="3"/>
          <table:table-cell table:style-name="ce3"/>
          <table:table-cell/>
        </table:table-row>
        <table:table-row table:style-name="ro1" table:number-rows-repeated="6">
          <table:table-cell table:number-columns-repeated="11"/>
        </table:table-row>
        <table:table-row table:style-name="ro1">
          <table:table-cell office:value-type="string" calcext:value-type="string">
            <text:p>Criteria:</text:p>
          </table:table-cell>
          <table:table-cell table:number-columns-repeated="10"/>
        </table:table-row>
        <table:table-row table:style-name="ro1">
          <table:table-cell table:number-columns-repeated="5"/>
          <table:table-cell>
            <draw:custom-shape draw:z-index="2" draw:name="Forma 3" draw:style-name="gr2" draw:text-style-name="P2" svg:width="0.7472in" svg:height="0.7472in" svg:x="0.6598in" svg:y="0.0787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>
            <draw:custom-shape draw:z-index="3" draw:name="Forma 4" draw:style-name="gr2" draw:text-style-name="P2" svg:width="0.7472in" svg:height="0.7472in" svg:x="0.1618in" svg:y="0.085in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5"/>
          <table:table-cell table:style-name="ce8" office:value-type="string" calcext:value-type="string">
            <text:p>Solution strategies for the project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trategy 1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ategy 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rategy 3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"/>
        </table:table-row>
      </table:table>
      <table:table table:name="Analytical project structure" table:style-name="ta1">
        <table:table-column table:style-name="co5" table:default-cell-style-name="ce2"/>
        <table:table-column table:style-name="co6" table:default-cell-style-name="ce2"/>
        <table:table-column table:style-name="co5" table:default-cell-style-name="ce11"/>
        <table:table-column table:style-name="co5" table:number-columns-repeated="2" table:default-cell-style-name="ce2"/>
        <table:table-column table:style-name="co7" table:default-cell-style-name="ce2"/>
        <table:table-row table:style-name="ro1">
          <table:table-cell table:style-name="ce9" office:value-type="string" calcext:value-type="string">
            <text:p>Strategy</text:p>
          </table:table-cell>
          <table:table-cell table:style-name="ce9" office:value-type="string" calcext:value-type="string">
            <text:p>Output or product</text:p>
          </table:table-cell>
          <table:table-cell table:style-name="ce10" office:value-type="string" calcext:value-type="string" table:number-columns-spanned="4" table:number-rows-spanned="1">
            <text:p>Activities</text:p>
          </table:table-cell>
          <table:covered-table-cell table:number-columns-repeated="3" table:style-name="ce9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</table:table-row>
        <table:table-row table:style-name="ro1">
          <table:table-cell table:number-columns-repeated="2"/>
          <table:table-cell table:number-columns-spanned="4" table:number-rows-spanned="1"/>
          <table:covered-table-cell table:number-columns-repeated="3"/>
        </table:table-row>
      </table:table>
      <table:table table:name="Matrix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Project narrative</text:p>
          </table:table-cell>
          <table:table-cell table:style-name="ce1" office:value-type="string" calcext:value-type="string">
            <text:p>Indicator name</text:p>
          </table:table-cell>
          <table:table-cell table:style-name="ce1" office:value-type="string" calcext:value-type="string">
            <text:p>Means of verification</text:p>
          </table:table-cell>
          <table:table-cell table:style-name="ce1" office:value-type="string" calcext:value-type="string">
            <text:p>Assumptions</text:p>
          </table:table-cell>
        </table:table-row>
        <table:table-row table:style-name="ro1">
          <table:table-cell table:style-name="ce12" office:value-type="string" calcext:value-type="string" table:number-columns-spanned="4" table:number-rows-spanned="1">
            <text:p>Goal</text:p>
          </table:table-cell>
          <table:covered-table-cell table:number-columns-repeated="3" table:style-name="ce1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4" table:number-rows-spanned="1">
            <text:p>Purpose</text:p>
          </table:table-cell>
          <table:covered-table-cell table:number-columns-repeated="3" table:style-name="ce1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4" table:number-rows-spanned="1">
            <text:p>Outputs</text:p>
          </table:table-cell>
          <table:covered-table-cell table:number-columns-repeated="3" table:style-name="ce1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12" office:value-type="string" calcext:value-type="string" table:number-columns-spanned="4" table:number-rows-spanned="1">
            <text:p>Activities</text:p>
          </table:table-cell>
          <table:covered-table-cell table:number-columns-repeated="3" table:style-name="ce1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9T13:20:02.275910474</meta:creation-date>
    <dc:date>2023-03-09T14:51:31.130502295</dc:date>
    <meta:editing-duration>PT1H31M30S</meta:editing-duration>
    <meta:editing-cycles>3</meta:editing-cycles>
    <meta:generator>LibreOffice/7.4.5.1$Linux_X86_64 LibreOffice_project/40$Build-1</meta:generator>
    <meta:document-statistic meta:table-count="6" meta:cell-count="31" meta:object-count="4"/>
  </office:meta>
</office:document-meta>
</file>